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30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6951.02149312676">
            <text:p>6951.021493126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8450">
            <text:p>8450</text:p>
          </table:table-cell>
          <table:table-cell table:number-columns-repeated="2"/>
          <table:table-cell table:formula="of:=SUM([.H4];[.H34];[.H64];[.H94])" office:value-type="float" office:value="6951.02149312676">
            <text:p>6951.021493126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6951.02149312676">
            <text:p>6951.021493126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3200">
            <text:p>3200</text:p>
          </table:table-cell>
          <table:table-cell/>
          <table:table-cell table:formula="of:=SUM([.K2];[.K5];[.K7];[.K33];[.K67];[.K96])" office:value-type="float" office:value="155900">
            <text:p>155900</text:p>
          </table:table-cell>
          <table:table-cell table:formula="of:=SUM([.H9];[.H38];[.H68];[.H98])" office:value-type="float" office:value="6951.02149312676">
            <text:p>6951.0214931268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41800">
            <text:p>141800</text:p>
          </table:table-cell>
          <table:table-cell table:formula="of:=SUM([.H10];[.H39];[.H69];[.H99])" office:value-type="float" office:value="6951.02149312676">
            <text:p>6951.0214931268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14100">
            <text:p>14100</text:p>
          </table:table-cell>
          <table:table-cell table:formula="of:=SUM([.H11];[.H40];[.H70];[.H100])" office:value-type="float" office:value="6951.02149312676">
            <text:p>6951.0214931268</text:p>
          </table:table-cell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table:style-name="Default"/>
          <table:table-cell table:number-columns-repeated="4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5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5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5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5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table:number-columns-repeated="3"/>
          <table:table-cell table:style-name="ce2" table:formula="of:=SUM([.B93:.F93])" office:value-type="float" office:value="14300">
            <text:p>14300</text:p>
          </table:table-cell>
          <table:table-cell table:style-name="ce8" table:formula="of:=SUM([.B117:.F117])" office:value-type="float" office:value="697.619047619048">
            <text:p>697.619047619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697.619047619048">
            <text:p>697.619047619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697.619047619048">
            <text:p>697.619047619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2"/>
        </table:table-row>
        <table:table-row table:style-name="ro12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697.619047619048">
            <text:p>697.619047619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697.619047619048">
            <text:p>697.619047619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table:number-columns-repeated="3"/>
          <table:table-cell table:style-name="ce2"/>
          <table:table-cell table:style-name="ce3" table:formula="of:=SUM([.A117:.F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];[.C117];[.E117];[.F117])" office:value-type="float" office:value="697.619047619048">
            <text:p>697.619047619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347.619047619048">
            <text:p>347.619047619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:.F117])" office:value-type="float" office:value="350">
            <text:p>350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697.619047619048">
            <text:p>697.619047619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697.619047619048">
            <text:p>697.619047619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697.619047619048">
            <text:p>697.619047619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697.619047619048">
            <text:p>697.619047619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17:.F117])" office:value-type="float" office:value="350">
            <text:p>350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697.619047619048">
            <text:p>697.619047619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];[.C117];[.D117];[.E117];[.F117])" office:value-type="float" office:value="697.619047619048">
            <text:p>697.619047619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697.619047619048">
            <text:p>697.619047619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21" office:value-type="float" office:value="0">
            <text:p>0</text:p>
          </table:table-cell>
          <table:table-cell table:style-name="ce2" table:formula="of:=[.E93]/20" office:value-type="float" office:value="0">
            <text:p>0</text:p>
          </table:table-cell>
          <table:table-cell table:style-name="ce2" table:formula="of:=[.F93]/20" office:value-type="float" office:value="0">
            <text:p>0</text:p>
          </table:table-cell>
          <table:table-cell/>
          <table:table-cell table:formula="of:=SUM([.B117])" office:value-type="float" office:value="347.619047619048">
            <text:p>347.619047619</text:p>
          </table:table-cell>
          <table:table-cell table:style-name="ce55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117:.F117])" office:value-type="float" office:value="697.619047619048">
            <text:p>697.619047619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697.619047619048">
            <text:p>697.619047619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697.619047619048">
            <text:p>697.619047619</text:p>
          </table:table-cell>
          <table:table-cell table:style-name="Default" office:value-type="string">
            <text:p>Vahe(Artsax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697.619047619048">
            <text:p>697.619047619</text:p>
          </table:table-cell>
          <table:table-cell table:style-name="Default" office:value-type="string">
            <text:p>Սարգիս (Yerevan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" table:formula="of:=SUM([.H93:.H121])" office:value-type="float" office:value="14300">
            <text:p>1430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3/01/2016</text:date>, <text:time>10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01T10:50:59</dc:date>
    <meta:editing-duration>P5DT2H19M49S</meta:editing-duration>
    <meta:editing-cycles>1955</meta:editing-cycles>
    <meta:generator>OpenOffice/4.1.1$Unix OpenOffice.org_project/411m6$Build-9775</meta:generator>
    <dc:creator>Hasmik Dabaghyan</dc:creator>
    <meta:document-statistic meta:table-count="11" meta:cell-count="4619" meta:object-count="0"/>
  </office:meta>
</office:document-meta>
</file>